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6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38" draw:master-page-name="Master1-Layout2-obj-Titel-und-Inhalt" presentation:presentation-page-layout-name="Master1-PPL2" draw:id="Slide-257">
        <draw:frame draw:id="id65" presentation:style-name="a341" draw:name="Titel 1" svg:x="0.91667in" svg:y="0.39931in" svg:width="11.5in" svg:height="1.44965in" presentation:class="title" presentation:placeholder="false">
          <draw:text-box>
            <text:p text:style-name="a340" text:class-names="" text:cond-style-name=""><text:span text:style-name="a339" text:class-names="">Structure</text:span></text:p>
          </draw:text-box>
          <svg:title/>
          <svg:desc/>
        </draw:frame>
        <draw:frame draw:id="id66" presentation:style-name="a366" draw:name="Inhaltsplatzhalter 2" svg:x="0.91667in" svg:y="1.99653in" svg:width="11.5in" svg:height="4.75868in" presentation:class="outline" presentation:placeholder="false">
          <draw:text-box>
            <text:list text:style-name="a344">
              <text:list-item>
                <text:p text:style-name="a343" text:class-names="" text:cond-style-name=""><text:span text:style-name="a342" text:class-names="">Vision</text:span></text:p>
              </text:list-item>
            </text:list>
            <text:list text:style-name="a349">
              <text:list-item>
                <text:p text:style-name="a348" text:class-names="" text:cond-style-name=""><text:span text:style-name="a345" text:class-names="">Used</text:span><text:span text:style-name="a346" text:class-names=""><text:s text:c="1"/></text:span><text:span text:style-name="a347" text:class-names="">Technologies/Tools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UC</text:span></text:p>
              </text:list-item>
            </text:list>
            <text:list text:style-name="a356">
              <text:list-item>
                <text:p text:style-name="a355" text:class-names="" text:cond-style-name=""><text:span text:style-name="a353" text:class-names="">YouTrack</text:span><text:span text:style-name="a354" text:class-names=""><text:s text:c="1"/>zeug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Architecture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.12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.12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.12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.12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.12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.12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.12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.12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.12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.12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.12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.12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Hasan Ü.</dc:creator>
    <meta:creation-date>2018-12-11T18:18:50Z</meta:creation-date>
    <dc:date>2018-12-11T18:57:26Z</dc:date>
    <meta:editing-cycles>2</meta:editing-cycles>
    <meta:editing-duration>PT0S</meta:editing-duration>
    <meta:document-statistic meta:paragraph-count="6" meta:word-count="10"/>
  </office:meta>
</office:document-meta>
</file>